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212cm" svg:stroke-color="#0072bd" draw:marker-start-width="0.377cm" draw:marker-end-width="0.377cm" draw:stroke-linejoin="round" draw:fill="none" fo:padding-top="0.231cm" fo:padding-bottom="0.231cm" fo:padding-left="0.356cm" fo:padding-right="0.356cm"/>
    </style:style>
    <style:style style:name="gr2" style:family="graphic" style:parent-style-name="standard">
      <style:graphic-properties draw:stroke="solid" svg:stroke-width="0.212cm" svg:stroke-color="#d95319" draw:marker-start-width="0.377cm" draw:marker-end-width="0.377cm" draw:stroke-linejoin="round" draw:fill="none" fo:padding-top="0.231cm" fo:padding-bottom="0.231cm" fo:padding-left="0.356cm" fo:padding-right="0.356cm"/>
    </style:style>
    <style:style style:name="gr3" style:family="graphic" style:parent-style-name="standard">
      <style:graphic-properties draw:stroke="solid" svg:stroke-width="0.212cm" svg:stroke-color="#edb120" draw:marker-start-width="0.377cm" draw:marker-end-width="0.377cm" draw:stroke-linejoin="round" draw:fill="none" fo:padding-top="0.231cm" fo:padding-bottom="0.231cm" fo:padding-left="0.356cm" fo:padding-right="0.356cm"/>
    </style:style>
    <style:style style:name="gr4" style:family="graphic" style:parent-style-name="standard">
      <style:graphic-properties draw:stroke="solid" svg:stroke-width="0.106cm" svg:stroke-color="#262626" draw:marker-start-width="0.323cm" draw:marker-end-width="0.323cm" draw:stroke-linejoin="round" draw:fill="none" fo:padding-top="0.178cm" fo:padding-bottom="0.178cm" fo:padding-left="0.303cm" fo:padding-right="0.303cm"/>
    </style:style>
    <style:style style:name="gr5" style:family="graphic" style:parent-style-name="standard">
      <style:graphic-properties draw:stroke="solid" svg:stroke-width="0.106cm" svg:stroke-color="#262626" draw:marker-start-width="0.323cm" draw:marker-end-width="0.323cm" draw:stroke-linejoin="miter" draw:fill="none" fo:padding-top="0.178cm" fo:padding-bottom="0.178cm" fo:padding-left="0.303cm" fo:padding-right="0.303cm"/>
    </style:style>
    <style:style style:name="gr6" style:family="graphic" style:parent-style-name="standard">
      <style:graphic-properties draw:stroke="none" draw:fill="none" draw:textarea-horizontal-align="left" draw:auto-grow-width="true" fo:min-height="0.001cm" fo:min-width="0.001cm" fo:padding-top="0cm" fo:padding-bottom="0cm" fo:padding-left="0cm" fo:padding-right="0cm"/>
    </style:style>
    <style:style style:name="P1" style:family="paragraph">
      <loext:graphic-properties draw:fill="none"/>
      <style:text-properties style:font-name="CMU Serif"/>
    </style:style>
    <style:style style:name="P2" style:family="paragraph">
      <style:paragraph-properties fo:text-align="start"/>
      <style:text-properties style:font-name="CMU Serif" fo:font-size="48pt"/>
    </style:style>
    <style:style style:name="P3" style:family="paragraph">
      <loext:graphic-properties draw:fill="none"/>
      <style:paragraph-properties fo:text-align="start"/>
      <style:text-properties style:font-name="CMU Serif" fo:font-size="48pt"/>
    </style:style>
    <style:style style:name="P4" style:family="paragraph">
      <style:paragraph-properties fo:text-align="start"/>
      <style:text-properties style:font-name="CMU Serif" fo:font-size="66pt" style:font-size-asian="66pt" style:font-size-complex="66pt"/>
    </style:style>
    <style:style style:name="P5" style:family="paragraph">
      <loext:graphic-properties draw:fill="none"/>
      <style:paragraph-properties fo:text-align="start"/>
      <style:text-properties style:font-name="CMU Serif" fo:font-size="66pt" style:font-size-asian="66pt" style:font-size-complex="66pt"/>
    </style:style>
    <style:style style:name="T1" style:family="text">
      <style:text-properties fo:font-variant="normal" fo:text-transform="none" fo:color="#262626" fo:font-style="normal" fo:font-weight="100"/>
    </style:style>
    <style:style style:name="T2" style:family="text">
      <style:text-properties fo:font-variant="normal" fo:text-transform="none" fo:color="#262626" style:text-position="33% 58%" fo:font-style="normal" fo:font-weight="100"/>
    </style:style>
    <style:style style:name="T3" style:family="text">
      <style:text-properties fo:font-variant="normal" fo:text-transform="none" fo:color="#262626" fo:font-size="66pt" fo:font-style="normal" fo:font-weight="100" style:font-size-asian="66pt" style:font-size-complex="66pt"/>
    </style:style>
    <style:style style:name="T4" style:family="text">
      <style:text-properties fo:font-variant="normal" fo:text-transform="none" fo:color="#000000" fo:font-style="normal" fo:font-weight="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10.03cm" svg:height="28.967cm" svg:x="3.368cm" svg:y="0.078cm" svg:viewBox="0 0 10031 28968" draw:points="1267,28968 2111,28931 2136,28895 2175,28859 2225,28823 2283,28787 2345,28750 2408,28714 2472,28678 2533,28642 2592,28606 2647,28569 2698,28533 2745,28497 2787,28461 2825,28425 2858,28388 2886,28352 2909,28316 2928,28280 2941,28243 2949,28207 2951,28171 2948,28135 2939,28099 2923,28062 2900,28026 2869,27990 2830,27954 2781,27918 2721,27881 2648,27845 2559,27809 2451,27773 2318,27737 2155,27700 1949,27664 1686,27628 1351,27592 980,27556 871,27519 1238,27483 1699,27447 2095,27411 2424,27375 2703,27338 2946,27302 3162,27266 3357,27230 3535,27194 3700,27157 3855,27121 4001,27085 4140,27049 4272,27013 4400,26976 4524,26940 4645,26904 4763,26868 4879,26832 4995,26795 5110,26759 5226,26723 5343,26687 5463,26651 5586,26614 5714,26578 5849,26542 5992,26506 6148,26470 6319,26433 6507,26397 7695,26361 7076,26325 7459,26289 8065,26252 9474,26216 9087,26180 7812,26144 7154,26108 6689,26071 6328,26035 6057,25999 5906,25963 5917,25927 6097,25890 6411,25854 6843,25818 7449,25782 8513,25746 10002,25709 8034,25673 7350,25637 6929,25601 6623,25565 6380,25528 6178,25492 6004,25456 5850,25420 5713,25384 5588,25347 5473,25311 5369,25275 5273,25239 5185,25203 5104,25166 5030,25130 4961,25094 4896,25058 4829,25022 4748,24985 4584,24949 10031,24913 5031,24877 4905,24841 4857,24804 4833,24768 4820,24732 4813,24696 4812,24660 4815,24623 4821,24587 4829,24551 4840,24515 4853,24479 4869,24442 4886,24406 4907,24370 4930,24334 4958,24298 4990,24261 5027,24225 5072,24189 5126,24153 5192,24117 5274,24080 5376,24044 5505,24008 5672,23972 5892,23936 6192,23899 6631,23863 7377,23827 9908,23791 7721,23755 6811,23718 6321,23682 5994,23646 5757,23610 5576,23574 5433,23537 5318,23501 5224,23465 5146,23429 5081,23393 5025,23356 4978,23320 4939,23284 4905,23248 4877,23212 4854,23175 4836,23139 4822,23103 4814,23067 4811,23031 4813,22994 4821,22958 4836,22922 4857,22886 4886,22850 4924,22813 4972,22777 5031,22741 5104,22705 5191,22669 5298,22632 5426,22596 5582,22560 5775,22524 6018,22488 6336,22451 6785,22415 7523,22379 9812,22343 7960,22307 7013,22270 6500,22234 6152,22198 5892,22162 5688,22126 5523,22089 5386,22053 5270,22017 5172,21981 5089,21945 5016,21908 4954,21872 4900,21836 4853,21800 4811,21764 4776,21727 4745,21691 4718,21655 4695,21619 4676,21583 4659,21546 4646,21510 4635,21474 4628,21438 4622,21402 4620,21365 4620,21329 4623,21293 4629,21257 4638,21221 4651,21184 4668,21148 4689,21112 4715,21076 4747,21040 4786,21003 4832,20967 4889,20931 4957,20895 5039,20859 5140,20822 5265,20786 5422,20750 5627,20714 5905,20678 6314,20641 7029,20605 9716,20569 7193,20533 6227,20497 5659,20460 5245,20424 4914,20388 4634,20352 4389,20316 4169,20279 3968,20243 3781,20207 3604,20171 3436,20135 3274,20098 3116,20062 2961,20026 2808,19990 2654,19954 2498,19917 2340,19881 2178,19845 2011,19809 1837,19773 1656,19736 1469,19700 1279,19664 1093,19628 927,19592 806,19555 754,19519 778,19483 861,19447 979,19411 1108,19374 1237,19338 1361,19302 1478,19266 1589,19230 1693,19193 1793,19157 1889,19121 1983,19085 2077,19049 2171,19012 2267,18976 2366,18940 2471,18904 2583,18868 2705,18831 2838,18795 2987,18759 3156,18723 3350,18687 3581,18650 3862,18614 4225,18578 4735,18542 5613,18506 9250,18469 5530,18433 4740,18397 4279,18361 3955,18325 3708,18288 3510,18252 3346,18216 3206,18180 3086,18144 2981,18107 2888,18071 2805,18035 2732,17999 2666,17963 2607,17926 2555,17890 2508,17854 2466,17818 2430,17782 2398,17745 2370,17709 2346,17673 2326,17637 2310,17601 2297,17564 2287,17528 2281,17492 2277,17456 2275,17420 2276,17383 2279,17347 2284,17311 2291,17275 2300,17239 2310,17202 2322,17166 2336,17130 2351,17094 2369,17058 2387,17021 2408,16985 2431,16949 2456,16913 2483,16877 2513,16840 2546,16804 2583,16768 2623,16732 2668,16696 2717,16659 2772,16623 2834,16587 2902,16551 2979,16515 3065,16478 3162,16442 3271,16406 3395,16370 3538,16334 3702,16297 3896,16261 4130,16225 4421,16189 4806,16153 5372,16116 6456,16080 7438,16044 5708,16008 5036,15972 4615,15935 4310,15899 4074,15863 3881,15827 3721,15791 3584,15754 3465,15718 3362,15682 3271,15646 3190,15610 3118,15573 3054,15537 2996,15501 2945,15465 2899,15429 2859,15392 2822,15356 2790,15320 2761,15284 2736,15248 2713,15211 2694,15175 2676,15139 2661,15103 2649,15067 2637,15030 2628,14994 2620,14958 2613,14922 2607,14885 2603,14849 2599,14813 2596,14777 2593,14741 2591,14704 2590,14668 2589,14632 2588,14596 2588,14560 2588,14523 2588,14487 2589,14451 2590,14415 2591,14379 2593,14342 2595,14306 2598,14270 2602,14234 2606,14198 2612,14161 2618,14125 2626,14089 2636,14053 2648,14017 2661,13980 2678,13944 2698,13908 2721,13872 2749,13836 2782,13799 2821,13763 2868,13727 2923,13691 2990,13655 3070,13618 3167,13582 3286,13546 3436,13510 3629,13474 3887,13437 4259,13401 4876,13365 6494,13329 5583,13293 4422,13256 3796,13220 3350,13184 2997,13148 2700,13112 2440,13075 2208,13039 1998,13003 1807,12967 1634,12931 1480,12894 1345,12858 1232,12822 1142,12786 1077,12750 1035,12713 1014,12677 1010,12641 1021,12605 1042,12569 1070,12532 1102,12496 1137,12460 1173,12424 1208,12388 1243,12351 1277,12315 1309,12279 1340,12243 1368,12207 1395,12170 1421,12134 1444,12098 1466,12062 1486,12026 1505,11989 1522,11953 1537,11917 1551,11881 1564,11845 1575,11808 1585,11772 1594,11736 1602,11700 1609,11664 1614,11627 1619,11591 1623,11555 1626,11519 1629,11483 1631,11446 1632,11410 1632,11374 1632,11338 1632,11302 1631,11265 1630,11229 1629,11193 1627,11157 1625,11121 1623,11084 1621,11048 1619,11012 1617,10976 1614,10940 1612,10903 1610,10867 1607,10831 1605,10795 1602,10759 1599,10722 1595,10686 1591,10650 1585,10614 1578,10578 1569,10541 1556,10505 1536,10469 1507,10433 1459,10397 1370,10360 1153,10324 0,10288 3943,10252 2303,10216 2070,10179 1977,10143 1928,10107 1899,10071 1881,10035 1868,9998 1860,9962 1855,9926 1851,9890 1849,9854 1847,9817 1847,9781 1846,9745 1846,9709 1846,9673 1846,9636 1846,9600 1846,9564 1846,9528 1846,9492 1846,9455 1846,9419 1845,9383 1844,9347 1844,9311 1842,9274 1841,9238 1840,9202 1838,9166 1836,9130 1834,9093 1832,9057 1830,9021 1827,8985 1825,8949 1822,8912 1820,8876 1817,8840 1814,8804 1811,8768 1808,8731 1805,8695 1802,8659 1799,8623 1796,8587 1794,8550 1791,8514 1788,8478 1785,8442 1782,8406 1780,8369 1777,8333 1775,8297 1772,8261 1770,8225 1767,8188 1765,8152 1763,8116 1761,8080 1758,8044 1756,8007 1754,7971 1752,7935 1750,7899 1748,7863 1746,7826 1744,7790 1742,7754 1740,7718 1738,7682 1736,7645 1734,7609 1732,7573 1730,7537 1728,7501 1726,7464 1724,7428 1721,7392 1719,7356 1717,7320 1715,7283 1712,7247 1710,7211 1708,7175 1707,7139 1706,7102 1705,7066 1706,7030 1710,6994 1721,6958 1762,6921 2250,6885 1730,6849 1659,6813 1655,6777 1654,6740 1653,6704 1651,6668 1650,6632 1648,6596 1646,6559 1645,6523 1643,6487 1641,6451 1640,6415 1638,6378 1637,6342 1636,6306 1634,6270 1633,6234 1632,6197 1631,6161 1631,6125 1630,6089 1629,6053 1629,6016 1628,5980 1628,5944 1627,5908 1627,5872 1627,5835 1627,5799 1627,5763 1626,5727 1626,5691 1626,5654 1626,5618 1626,5582 1625,5546 1625,5510 1625,5473 1624,5437 1624,5401 1623,5365 1623,5329 1622,5292 1622,5256 1621,5220 1620,5184 1619,5148 1618,5111 1618,5075 1617,5039 1616,5003 1615,4967 1614,4930 1613,4894 1612,4858 1611,4822 1610,4786 1609,4749 1608,4713 1608,4677 1607,4641 1607,4605 1606,4568 1606,4532 1606,4496 1606,4460 1606,4424 1606,4387 1607,4351 1608,4315 1609,4279 1610,4243 1612,4206 1613,4170 1615,4134 1617,4098 1620,4062 1623,4025 1626,3989 1630,3953 1634,3917 1638,3881 1643,3844 1649,3808 1655,3772 1662,3736 1670,3700 1679,3663 1689,3627 1701,3591 1715,3555 1732,3519 1753,3482 1780,3446 1815,3410 1862,3374 1928,3338 2029,3301 2197,3265 2523,3229 3387,3193 3857,3157 2166,3120 1632,3084 1453,3048 1401,3012 1389,2976 1392,2939 1398,2903 1405,2867 1411,2831 1417,2795 1421,2758 1425,2722 1427,2686 1429,2650 1430,2614 1431,2577 1430,2541 1430,2505 1429,2469 1427,2433 1426,2396 1424,2360 1422,2324 1420,2288 1417,2252 1414,2215 1412,2179 1409,2143 1406,2107 1404,2071 1401,2034 1398,1998 1396,1962 1393,1926 1391,1890 1388,1853 1386,1817 1384,1781 1382,1745 1380,1708 1378,1672 1376,1636 1375,1600 1374,1564 1372,1527 1371,1491 1370,1455 1369,1419 1368,1383 1367,1346 1367,1310 1366,1274 1365,1238 1364,1202 1364,1165 1363,1129 1362,1093 1361,1057 1360,1021 1359,984 1358,948 1357,912 1356,876 1354,840 1353,803 1351,767 1349,731 1347,695 1345,659 1343,622 1340,586 1338,550 1335,514 1332,478 1329,441 1325,405 1322,369 1318,333 1315,297 1311,260 1307,224 1303,188 1299,152 1295,116 1291,79 1287,43 1283,7 1282,0">
          <text:p/>
        </draw:polyline>
        <draw:polyline draw:style-name="gr2" draw:text-style-name="P1" draw:layer="layout" svg:width="9.585cm" svg:height="28.967cm" svg:x="4.652cm" svg:y="0.078cm" svg:viewBox="0 0 9586 28968" draw:points="2296,28968 3129,28931 3122,28895 3111,28859 3095,28823 3074,28787 3049,28750 3020,28714 2986,28678 2948,28642 2906,28606 2860,28569 2812,28533 2762,28497 2712,28461 2663,28425 2619,28388 2582,28352 2556,28316 2543,28280 2547,28243 2567,28207 2603,28171 2653,28135 2714,28099 2783,28062 2856,28026 2930,27990 3005,27954 3079,27918 3150,27881 3218,27845 3282,27809 3343,27773 3400,27737 3453,27700 3503,27664 3548,27628 3590,27592 3629,27556 3663,27519 3695,27483 3723,27447 3748,27411 3770,27375 3789,27338 3806,27302 3820,27266 3832,27230 3841,27194 3850,27157 3857,27121 3863,27085 3870,27049 3877,27013 3886,26976 3898,26940 3915,26904 3937,26868 3966,26832 4004,26795 4052,26759 4111,26723 4183,26687 4267,26651 4365,26614 4477,26578 4602,26542 4743,26506 4900,26470 5076,26433 5275,26397 6310,26361 5849,26325 6244,26289 6860,26252 8279,26216 7903,26180 6645,26144 6015,26108 5601,26071 5330,26035 5194,25999 5197,25963 5322,25927 5542,25890 5844,25854 6243,25818 6810,25782 7837,25746 9292,25709 7292,25673 6578,25637 6128,25601 5793,25565 5521,25528 5289,25492 5084,25456 4899,25420 4728,25384 4570,25347 4422,25311 4285,25275 4159,25239 4044,25203 3940,25166 3849,25130 3767,25094 3692,25058 3614,25022 3499,24985 3159,24949 9586,24913 4163,24877 3991,24841 3940,24804 3924,24768 3923,24732 3930,24696 3942,24660 3956,24623 3972,24587 3989,24551 4007,24515 4026,24479 4046,24442 4067,24406 4089,24370 4115,24334 4143,24298 4175,24261 4212,24225 4256,24189 4308,24153 4371,24117 4449,24080 4546,24044 4667,24008 4823,23972 5028,23936 5310,23899 5724,23863 6441,23827 8937,23791 6709,23755 5754,23718 5215,23682 4836,23646 4544,23610 4306,23574 4106,23537 3932,23501 3777,23465 3637,23429 3508,23393 3388,23356 3274,23320 3165,23284 3062,23248 2962,23212 2868,23175 2780,23139 2701,23103 2632,23067 2578,23031 2542,22994 2528,22958 2539,22922 2574,22886 2633,22850 2714,22813 2814,22777 2931,22741 3064,22705 3213,22669 3379,22632 3564,22596 3775,22560 4020,22524 4312,22488 4677,22451 5170,22415 5950,22379 8279,22343 6465,22307 5553,22270 5074,22234 4758,22198 4528,22162 4351,22126 4210,22089 4094,22053 3998,22017 3916,21981 3845,21945 3782,21908 3727,21872 3676,21836 3630,21800 3587,21764 3546,21727 3508,21691 3471,21655 3436,21619 3402,21583 3369,21546 3338,21510 3307,21474 3278,21438 3251,21402 3226,21365 3204,21329 3185,21293 3171,21257 3162,21221 3161,21184 3168,21148 3185,21112 3214,21076 3258,21040 3319,21003 3398,20967 3498,20931 3620,20895 3768,20859 3945,20822 4154,20786 4404,20750 4706,20714 5088,20678 5604,20641 6427,20605 9225,20569 6813,20533 5959,20497 5502,20460 5199,20424 4978,20388 4808,20352 4671,20316 4558,20279 4464,20243 4383,20207 4313,20171 4251,20135 4196,20098 4146,20062 4101,20026 4059,19990 4021,19954 3985,19917 3951,19881 3918,19845 3888,19809 3858,19773 3830,19736 3802,19700 3775,19664 3750,19628 3724,19592 3700,19555 3676,19519 3653,19483 3630,19447 3609,19411 3587,19374 3567,19338 3547,19302 3528,19266 3509,19230 3491,19193 3474,19157 3458,19121 3442,19085 3427,19049 3412,19012 3398,18976 3385,18940 3372,18904 3360,18868 3348,18831 3338,18795 3328,18759 3321,18723 3316,18687 3317,18650 3329,18614 3366,18578 3477,18542 3889,18506 7219,18469 3717,18433 3327,18397 3204,18361 3144,18325 3104,18288 3072,18252 3043,18216 3015,18180 2987,18144 2960,18107 2931,18071 2903,18035 2873,17999 2843,17963 2812,17926 2780,17890 2747,17854 2714,17818 2680,17782 2646,17745 2612,17709 2577,17673 2542,17637 2507,17601 2473,17564 2438,17528 2404,17492 2371,17456 2338,17420 2306,17383 2275,17347 2246,17311 2217,17275 2191,17239 2166,17202 2143,17166 2122,17130 2103,17094 2087,17058 2073,17021 2063,16985 2056,16949 2053,16913 2054,16877 2059,16840 2070,16804 2087,16768 2110,16732 2139,16696 2177,16659 2221,16623 2275,16587 2337,16551 2409,16515 2491,16478 2584,16442 2691,16406 2812,16370 2950,16334 3110,16297 3298,16261 3524,16225 3807,16189 4182,16153 4736,16116 5809,16080 6778,16044 5035,16008 4350,15972 3917,15935 3602,15899 3357,15863 3158,15827 2994,15791 2856,15754 2740,15718 2641,15682 2557,15646 2485,15610 2425,15573 2373,15537 2329,15501 2291,15465 2259,15429 2231,15392 2207,15356 2185,15320 2166,15284 2148,15248 2132,15211 2117,15175 2102,15139 2088,15103 2075,15067 2062,15030 2049,14994 2036,14958 2024,14922 2011,14885 1999,14849 1988,14813 1976,14777 1965,14741 1955,14704 1945,14668 1935,14632 1926,14596 1918,14560 1911,14523 1904,14487 1898,14451 1892,14415 1888,14379 1884,14342 1881,14306 1878,14270 1876,14234 1875,14198 1875,14161 1875,14125 1877,14089 1880,14053 1884,14017 1890,13980 1899,13944 1910,13908 1926,13872 1945,13836 1971,13799 2005,13763 2048,13727 2102,13691 2170,13655 2256,13618 2364,13582 2500,13546 2671,13510 2890,13474 3180,13437 3588,13401 4245,13365 5907,13329 5041,13293 3926,13256 3346,13220 2945,13184 2635,13148 2378,13112 2154,13075 1953,13039 1767,13003 1590,12967 1420,12931 1253,12894 1088,12858 924,12822 760,12786 599,12750 442,12713 296,12677 170,12641 74,12605 16,12569 0,12532 21,12496 68,12460 132,12424 204,12388 277,12351 349,12315 416,12279 478,12243 535,12207 587,12170 634,12134 677,12098 715,12062 749,12026 780,11989 807,11953 831,11917 853,11881 873,11845 890,11808 905,11772 919,11736 932,11700 943,11664 953,11627 962,11591 970,11555 978,11519 985,11483 992,11446 998,11410 1004,11374 1009,11338 1014,11302 1018,11265 1022,11229 1026,11193 1029,11157 1032,11121 1034,11084 1035,11048 1036,11012 1037,10976 1036,10940 1035,10903 1033,10867 1030,10831 1027,10795 1022,10759 1017,10722 1010,10686 1003,10650 995,10614 986,10578 975,10541 964,10505 950,10469 935,10433 916,10397 890,10360 848,10324 759,10288 2289,10252 1118,10216 1016,10179 976,10143 952,10107 936,10071 924,10035 915,9998 908,9962 903,9926 899,9890 897,9854 895,9817 895,9781 896,9745 897,9709 899,9673 902,9636 905,9600 909,9564 912,9528 916,9492 919,9455 923,9419 926,9383 929,9347 932,9311 934,9274 936,9238 938,9202 939,9166 939,9130 939,9093 939,9057 938,9021 936,8985 934,8949 932,8912 929,8876 926,8840 922,8804 919,8768 915,8731 910,8695 906,8659 901,8623 897,8587 892,8550 888,8514 883,8478 878,8442 874,8406 869,8369 865,8333 861,8297 856,8261 852,8225 848,8188 844,8152 840,8116 836,8080 833,8044 829,8007 825,7971 822,7935 818,7899 814,7863 811,7826 807,7790 804,7754 800,7718 797,7682 793,7645 790,7609 787,7573 784,7537 781,7501 778,7464 775,7428 773,7392 771,7356 769,7320 767,7283 765,7247 764,7211 764,7175 764,7139 764,7102 766,7066 769,7030 775,6994 787,6958 819,6921 1040,6885 581,6849 676,6813 698,6777 708,6740 712,6704 715,6668 716,6632 716,6596 716,6559 715,6523 714,6487 713,6451 711,6415 709,6378 707,6342 704,6306 702,6270 699,6234 696,6197 693,6161 690,6125 688,6089 685,6053 682,6016 679,5980 677,5944 675,5908 673,5872 671,5835 669,5799 667,5763 666,5727 664,5691 663,5654 662,5618 661,5582 661,5546 660,5510 659,5473 659,5437 658,5401 658,5365 657,5329 656,5292 656,5256 654,5220 653,5184 652,5148 651,5111 649,5075 648,5039 646,5003 644,4967 642,4930 639,4894 637,4858 634,4822 632,4786 629,4749 626,4713 624,4677 621,4641 618,4605 616,4568 613,4532 610,4496 608,4460 605,4424 603,4387 601,4351 598,4315 596,4279 593,4243 590,4206 588,4170 585,4134 581,4098 578,4062 574,4025 570,3989 565,3953 560,3917 554,3881 547,3844 539,3808 531,3772 522,3736 511,3700 499,3663 486,3627 471,3591 454,3555 435,3519 412,3482 386,3446 355,3410 317,3374 270,3338 218,3301 185,3265 360,3229 1513,3193 2616,3157 1406,3120 1063,3084 897,3048 798,3012 733,2976 685,2939 649,2903 621,2867 599,2831 580,2795 565,2758 552,2722 542,2686 533,2650 525,2614 519,2577 514,2541 509,2505 506,2469 503,2433 500,2396 498,2360 496,2324 494,2288 492,2252 490,2215 488,2179 486,2143 484,2107 482,2071 480,2034 477,1998 474,1962 472,1926 469,1890 466,1853 462,1817 459,1781 456,1745 452,1708 449,1672 446,1636 443,1600 440,1564 438,1527 435,1491 433,1455 431,1419 429,1383 428,1346 427,1310 426,1274 425,1238 425,1202 424,1165 424,1129 424,1093 424,1057 424,1021 424,984 424,948 424,912 423,876 423,840 422,803 422,767 421,731 419,695 418,659 416,622 414,586 413,550 410,514 408,478 406,441 404,405 402,369 399,333 397,297 396,260 394,224 393,188 392,152 392,116 392,79 393,43 394,7 395,0">
          <text:p/>
        </draw:polyline>
        <draw:polyline draw:style-name="gr3" draw:text-style-name="P1" draw:layer="layout" svg:width="10.348cm" svg:height="28.967cm" svg:x="4.719cm" svg:y="0.078cm" svg:viewBox="0 0 10349 28968" draw:points="658,28968 1562,28931 1730,28895 1926,28859 2112,28823 2273,28787 2407,28750 2515,28714 2599,28678 2661,28642 2702,28606 2723,28569 2725,28533 2706,28497 2668,28461 2608,28425 2524,28388 2414,28352 2273,28316 2097,28280 1878,28243 1610,28207 1305,28171 1047,28135 1027,28099 1260,28062 1553,28026 1812,27990 2022,27954 2186,27918 2312,27881 2406,27845 2469,27809 2505,27773 2514,27737 2497,27700 2450,27664 2373,27628 2258,27592 2096,27556 1872,27519 1555,27483 1079,27447 307,27411 0,27375 910,27338 1520,27302 1931,27266 2232,27230 2462,27194 2640,27157 2780,27121 2886,27085 2964,27049 3014,27013 3039,26976 3037,26940 3009,26904 2951,26868 2862,26832 2745,26795 2613,26759 2514,26723 2538,26687 2736,26651 3043,26614 3374,26578 3694,26542 3995,26506 4280,26470 4556,26433 4827,26397 6273,26361 5521,26325 5938,26289 6569,26252 7994,26216 7616,26180 6346,26144 5691,26108 5225,26071 4849,26035 4524,25999 4237,25963 4015,25927 3998,25890 4348,25854 4976,25818 5794,25782 7047,25746 8697,25709 6866,25673 6301,25637 5982,25601 5764,25565 5598,25528 5461,25492 5343,25456 5238,25420 5143,25384 5057,25347 4981,25311 4915,25275 4862,25239 4822,25203 4797,25166 4784,25130 4782,25094 4785,25058 4784,25022 4758,24985 4599,24949 10349,24913 5317,24877 5215,24841 5196,24804 5197,24768 5203,24732 5209,24696 5213,24660 5214,24623 5212,24587 5207,24551 5197,24515 5184,24479 5167,24442 5147,24406 5124,24370 5098,24334 5069,24298 5038,24261 5004,24225 4969,24189 4931,24153 4892,24117 4849,24080 4803,24044 4752,24008 4691,23972 4614,23936 4510,23899 4373,23863 4527,23827 7450,23791 5858,23755 5360,23718 5157,23682 5039,23646 4954,23610 4887,23574 4828,23537 4772,23501 4718,23465 4664,23429 4608,23393 4550,23356 4490,23320 4427,23284 4361,23248 4292,23212 4220,23175 4145,23139 4068,23103 3990,23067 3910,23031 3832,22994 3756,22958 3687,22922 3627,22886 3581,22850 3555,22813 3553,22777 3579,22741 3637,22705 3726,22669 3847,22632 4000,22596 4186,22560 4410,22524 4683,22488 5029,22451 5502,22415 6259,22379 8562,22343 6719,22307 5776,22270 5265,22234 4917,22198 4657,22162 4453,22126 4290,22089 4160,22053 4056,22017 3975,21981 3914,21945 3869,21908 3838,21872 3819,21836 3809,21800 3805,21764 3806,21727 3811,21691 3817,21655 3824,21619 3831,21583 3837,21546 3841,21510 3843,21474 3843,21438 3840,21402 3833,21365 3823,21329 3808,21293 3789,21257 3764,21221 3733,21184 3695,21148 3648,21112 3593,21076 3530,21040 3460,21003 3392,20967 3347,20931 3364,20895 3490,20859 3739,20822 4083,20786 4487,20750 4936,20714 5447,20678 6074,20641 6989,20605 9861,20569 7510,20533 6703,20497 6283,20460 6006,20424 5802,20388 5641,20352 5507,20316 5390,20279 5285,20243 5187,20207 5096,20171 5007,20135 4920,20098 4834,20062 4748,20026 4661,19990 4573,19954 4484,19917 4393,19881 4301,19845 4209,19809 4117,19773 4026,19736 3938,19700 3855,19664 3779,19628 3712,19592 3657,19555 3615,19519 3588,19483 3574,19447 3572,19411 3581,19374 3599,19338 3622,19302 3649,19266 3678,19230 3708,19193 3737,19157 3765,19121 3792,19085 3816,19049 3837,19012 3856,18976 3872,18940 3886,18904 3896,18868 3903,18831 3909,18795 3912,18759 3914,18723 3916,18687 3923,18650 3941,18614 3989,18578 4119,18542 4551,18506 7787,18469 4042,18433 3532,18397 3350,18361 3233,18325 3126,18288 3014,18252 2889,18216 2750,18180 2594,18144 2420,18107 2230,18071 2033,18035 1850,17999 1724,17963 1703,17926 1787,17890 1933,17854 2097,17818 2254,17782 2396,17745 2520,17709 2628,17673 2721,17637 2800,17601 2867,17564 2923,17528 2970,17492 3009,17456 3040,17420 3064,17383 3082,17347 3093,17311 3100,17275 3101,17239 3098,17202 3089,17166 3077,17130 3060,17094 3039,17058 3014,17021 2986,16985 2953,16949 2917,16913 2878,16877 2836,16840 2793,16804 2749,16768 2707,16732 2669,16696 2638,16659 2617,16623 2609,16587 2619,16551 2648,16515 2696,16478 2762,16442 2845,16406 2944,16370 3058,16334 3189,16297 3340,16261 3521,16225 3750,16189 4062,16153 4549,16116 5554,16080 6463,16044 4680,16008 3986,15972 3580,15935 3325,15899 3163,15863 3059,15827 2990,15791 2941,15754 2903,15718 2871,15682 2841,15646 2813,15610 2784,15573 2754,15537 2725,15501 2694,15465 2664,15429 2635,15392 2606,15356 2579,15320 2554,15284 2531,15248 2509,15211 2491,15175 2473,15139 2458,15103 2444,15067 2431,15030 2418,14994 2406,14958 2393,14922 2380,14885 2367,14849 2353,14813 2338,14777 2324,14741 2309,14704 2294,14668 2279,14632 2265,14596 2252,14560 2240,14523 2229,14487 2219,14451 2211,14415 2203,14379 2197,14342 2192,14306 2188,14270 2184,14234 2182,14198 2180,14161 2179,14125 2178,14089 2178,14053 2178,14017 2177,13980 2176,13944 2174,13908 2170,13872 2163,13836 2152,13799 2135,13763 2111,13727 2076,13691 2030,13655 1969,13618 1898,13582 1837,13546 1850,13510 2060,13474 2530,13437 3206,13401 4133,13365 6035,13329 5377,13293 4441,13256 4014,13220 3747,13184 3554,13148 3399,13112 3267,13075 3148,13039 3035,13003 2926,12967 2818,12931 2710,12894 2599,12858 2486,12822 2371,12786 2254,12750 2138,12713 2024,12677 1918,12641 1824,12605 1747,12569 1694,12532 1665,12496 1659,12460 1673,12424 1701,12388 1737,12351 1777,12315 1818,12279 1856,12243 1891,12207 1922,12170 1949,12134 1971,12098 1988,12062 2002,12026 2011,11989 2017,11953 2020,11917 2021,11881 2018,11845 2014,11808 2009,11772 2001,11736 1993,11700 1984,11664 1974,11627 1963,11591 1953,11555 1942,11519 1932,11483 1922,11446 1913,11410 1905,11374 1897,11338 1891,11302 1886,11265 1883,11229 1881,11193 1880,11157 1880,11121 1882,11084 1884,11048 1886,11012 1889,10976 1892,10940 1895,10903 1896,10867 1897,10831 1896,10795 1894,10759 1890,10722 1884,10686 1876,10650 1867,10614 1856,10578 1843,10541 1828,10505 1811,10469 1792,10433 1770,10397 1740,10360 1691,10324 1559,10288 2917,10252 1953,10216 1867,10179 1834,10143 1816,10107 1807,10071 1801,10035 1798,9998 1796,9962 1795,9926 1794,9890 1793,9854 1791,9817 1789,9781 1786,9745 1782,9709 1777,9673 1771,9636 1765,9600 1758,9564 1751,9528 1744,9492 1737,9455 1732,9419 1727,9383 1723,9347 1720,9311 1719,9274 1718,9238 1719,9202 1722,9166 1725,9130 1728,9093 1733,9057 1737,9021 1741,8985 1745,8949 1748,8912 1751,8876 1753,8840 1753,8804 1753,8768 1753,8731 1751,8695 1748,8659 1744,8623 1740,8587 1735,8550 1730,8514 1724,8478 1718,8442 1712,8406 1706,8369 1700,8333 1694,8297 1688,8261 1682,8225 1677,8188 1672,8152 1667,8116 1663,8080 1658,8044 1654,8007 1651,7971 1648,7935 1645,7899 1642,7863 1640,7826 1637,7790 1635,7754 1633,7718 1632,7682 1630,7645 1628,7609 1626,7573 1625,7537 1623,7501 1621,7464 1618,7428 1616,7392 1613,7356 1611,7320 1608,7283 1605,7247 1603,7211 1600,7175 1598,7139 1597,7102 1596,7066 1597,7030 1600,6994 1609,6958 1633,6921 1819,6885 1447,6849 1519,6813 1537,6777 1544,6740 1549,6704 1551,6668 1552,6632 1553,6596 1553,6559 1552,6523 1551,6487 1549,6451 1547,6415 1545,6378 1542,6342 1540,6306 1537,6270 1534,6234 1531,6197 1528,6161 1525,6125 1523,6089 1520,6053 1518,6016 1516,5980 1514,5944 1512,5908 1511,5872 1509,5835 1507,5799 1505,5763 1503,5727 1501,5691 1499,5654 1496,5618 1494,5582 1491,5546 1489,5510 1486,5473 1484,5437 1482,5401 1481,5365 1480,5329 1479,5292 1478,5256 1478,5220 1478,5184 1479,5148 1479,5111 1480,5075 1481,5039 1482,5003 1482,4967 1483,4930 1483,4894 1483,4858 1483,4822 1482,4786 1480,4749 1479,4713 1477,4677 1474,4641 1472,4605 1469,4568 1466,4532 1462,4496 1459,4460 1455,4424 1451,4387 1447,4351 1443,4315 1439,4279 1434,4243 1430,4206 1425,4170 1420,4134 1415,4098 1411,4062 1406,4025 1402,3989 1399,3953 1396,3917 1393,3881 1392,3844 1393,3808 1394,3772 1397,3736 1401,3700 1407,3663 1414,3627 1423,3591 1434,3555 1445,3519 1459,3482 1474,3446 1491,3410 1513,3374 1541,3338 1581,3301 1650,3265 1803,3229 2361,3193 2579,3157 1412,3120 1326,3084 1324,3048 1329,3012 1332,2976 1331,2939 1328,2903 1324,2867 1319,2831 1313,2795 1307,2758 1301,2722 1295,2686 1290,2650 1286,2614 1283,2577 1281,2541 1280,2505 1279,2469 1279,2433 1279,2396 1280,2360 1280,2324 1281,2288 1281,2252 1282,2215 1281,2179 1281,2143 1280,2107 1279,2071 1277,2034 1276,1998 1274,1962 1272,1926 1270,1890 1268,1853 1266,1817 1264,1781 1263,1745 1261,1708 1259,1672 1257,1636 1255,1600 1253,1564 1251,1527 1248,1491 1245,1455 1242,1419 1238,1383 1235,1346 1231,1310 1227,1274 1223,1238 1219,1202 1216,1165 1213,1129 1210,1093 1208,1057 1207,1021 1206,984 1205,948 1205,912 1206,876 1207,840 1208,803 1209,767 1210,731 1211,695 1212,659 1212,622 1213,586 1213,550 1212,514 1211,478 1211,441 1209,405 1208,369 1207,333 1206,297 1205,260 1205,224 1204,188 1204,152 1203,116 1203,79 1202,43 1201,7 1201,0">
          <text:p/>
        </draw:polyline>
        <draw:line draw:style-name="gr4" draw:text-style-name="P1" draw:layer="layout" svg:x1="2.239cm" svg:y1="29.044cm" svg:x2="16.103cm" svg:y2="29.044cm">
          <text:p/>
        </draw:line>
        <draw:line draw:style-name="gr4" draw:text-style-name="P1" draw:layer="layout" svg:x1="2.239cm" svg:y1="0.081cm" svg:x2="16.103cm" svg:y2="0.081cm">
          <text:p/>
        </draw:line>
        <draw:line draw:style-name="gr4" draw:text-style-name="P1" draw:layer="layout" svg:x1="7.785cm" svg:y1="29.045cm" svg:x2="7.785cm" svg:y2="28.755cm">
          <text:p/>
        </draw:line>
        <draw:line draw:style-name="gr4" draw:text-style-name="P1" draw:layer="layout" svg:x1="13.331cm" svg:y1="29.045cm" svg:x2="13.331cm" svg:y2="28.755cm">
          <text:p/>
        </draw:line>
        <draw:line draw:style-name="gr4" draw:text-style-name="P1" draw:layer="layout" svg:x1="7.785cm" svg:y1="0.081cm" svg:x2="7.785cm" svg:y2="0.371cm">
          <text:p/>
        </draw:line>
        <draw:line draw:style-name="gr4" draw:text-style-name="P1" draw:layer="layout" svg:x1="13.331cm" svg:y1="0.081cm" svg:x2="13.331cm" svg:y2="0.371cm">
          <text:p/>
        </draw:line>
        <draw:line draw:style-name="gr4" draw:text-style-name="P1" draw:layer="layout" svg:x1="2.239cm" svg:y1="29.044cm" svg:x2="2.239cm" svg:y2="28.899cm">
          <text:p/>
        </draw:line>
        <draw:line draw:style-name="gr4" draw:text-style-name="P1" draw:layer="layout" svg:x1="3.074cm" svg:y1="29.044cm" svg:x2="3.074cm" svg:y2="28.899cm">
          <text:p/>
        </draw:line>
        <draw:line draw:style-name="gr4" draw:text-style-name="P1" draw:layer="layout" svg:x1="3.562cm" svg:y1="29.044cm" svg:x2="3.562cm" svg:y2="28.899cm">
          <text:p/>
        </draw:line>
        <draw:line draw:style-name="gr4" draw:text-style-name="P1" draw:layer="layout" svg:x1="3.909cm" svg:y1="29.044cm" svg:x2="3.909cm" svg:y2="28.899cm">
          <text:p/>
        </draw:line>
        <draw:line draw:style-name="gr4" draw:text-style-name="P1" draw:layer="layout" svg:x1="4.178cm" svg:y1="29.044cm" svg:x2="4.178cm" svg:y2="28.899cm">
          <text:p/>
        </draw:line>
        <draw:line draw:style-name="gr4" draw:text-style-name="P1" draw:layer="layout" svg:x1="4.397cm" svg:y1="29.044cm" svg:x2="4.397cm" svg:y2="28.899cm">
          <text:p/>
        </draw:line>
        <draw:line draw:style-name="gr4" draw:text-style-name="P1" draw:layer="layout" svg:x1="4.583cm" svg:y1="29.044cm" svg:x2="4.583cm" svg:y2="28.899cm">
          <text:p/>
        </draw:line>
        <draw:line draw:style-name="gr4" draw:text-style-name="P1" draw:layer="layout" svg:x1="4.744cm" svg:y1="29.044cm" svg:x2="4.744cm" svg:y2="28.899cm">
          <text:p/>
        </draw:line>
        <draw:line draw:style-name="gr4" draw:text-style-name="P1" draw:layer="layout" svg:x1="4.885cm" svg:y1="29.044cm" svg:x2="4.885cm" svg:y2="28.899cm">
          <text:p/>
        </draw:line>
        <draw:line draw:style-name="gr4" draw:text-style-name="P1" draw:layer="layout" svg:x1="5.012cm" svg:y1="29.044cm" svg:x2="5.012cm" svg:y2="28.899cm">
          <text:p/>
        </draw:line>
        <draw:line draw:style-name="gr4" draw:text-style-name="P1" draw:layer="layout" svg:x1="5.847cm" svg:y1="29.044cm" svg:x2="5.847cm" svg:y2="28.899cm">
          <text:p/>
        </draw:line>
        <draw:line draw:style-name="gr4" draw:text-style-name="P1" draw:layer="layout" svg:x1="6.335cm" svg:y1="29.044cm" svg:x2="6.335cm" svg:y2="28.899cm">
          <text:p/>
        </draw:line>
        <draw:line draw:style-name="gr4" draw:text-style-name="P1" draw:layer="layout" svg:x1="6.682cm" svg:y1="29.044cm" svg:x2="6.682cm" svg:y2="28.899cm">
          <text:p/>
        </draw:line>
        <draw:line draw:style-name="gr4" draw:text-style-name="P1" draw:layer="layout" svg:x1="6.95cm" svg:y1="29.044cm" svg:x2="6.95cm" svg:y2="28.899cm">
          <text:p/>
        </draw:line>
        <draw:line draw:style-name="gr4" draw:text-style-name="P1" draw:layer="layout" svg:x1="7.17cm" svg:y1="29.044cm" svg:x2="7.17cm" svg:y2="28.899cm">
          <text:p/>
        </draw:line>
        <draw:line draw:style-name="gr4" draw:text-style-name="P1" draw:layer="layout" svg:x1="7.356cm" svg:y1="29.044cm" svg:x2="7.356cm" svg:y2="28.899cm">
          <text:p/>
        </draw:line>
        <draw:line draw:style-name="gr4" draw:text-style-name="P1" draw:layer="layout" svg:x1="7.516cm" svg:y1="29.044cm" svg:x2="7.516cm" svg:y2="28.899cm">
          <text:p/>
        </draw:line>
        <draw:line draw:style-name="gr4" draw:text-style-name="P1" draw:layer="layout" svg:x1="7.658cm" svg:y1="29.044cm" svg:x2="7.658cm" svg:y2="28.899cm">
          <text:p/>
        </draw:line>
        <draw:line draw:style-name="gr4" draw:text-style-name="P1" draw:layer="layout" svg:x1="7.785cm" svg:y1="29.044cm" svg:x2="7.785cm" svg:y2="28.899cm">
          <text:p/>
        </draw:line>
        <draw:line draw:style-name="gr4" draw:text-style-name="P1" draw:layer="layout" svg:x1="7.785cm" svg:y1="29.044cm" svg:x2="7.785cm" svg:y2="28.899cm">
          <text:p/>
        </draw:line>
        <draw:line draw:style-name="gr4" draw:text-style-name="P1" draw:layer="layout" svg:x1="8.62cm" svg:y1="29.044cm" svg:x2="8.62cm" svg:y2="28.899cm">
          <text:p/>
        </draw:line>
        <draw:line draw:style-name="gr4" draw:text-style-name="P1" draw:layer="layout" svg:x1="9.108cm" svg:y1="29.044cm" svg:x2="9.108cm" svg:y2="28.899cm">
          <text:p/>
        </draw:line>
        <draw:line draw:style-name="gr4" draw:text-style-name="P1" draw:layer="layout" svg:x1="9.455cm" svg:y1="29.044cm" svg:x2="9.455cm" svg:y2="28.899cm">
          <text:p/>
        </draw:line>
        <draw:line draw:style-name="gr4" draw:text-style-name="P1" draw:layer="layout" svg:x1="9.723cm" svg:y1="29.044cm" svg:x2="9.723cm" svg:y2="28.899cm">
          <text:p/>
        </draw:line>
        <draw:line draw:style-name="gr4" draw:text-style-name="P1" draw:layer="layout" svg:x1="9.943cm" svg:y1="29.044cm" svg:x2="9.943cm" svg:y2="28.899cm">
          <text:p/>
        </draw:line>
        <draw:line draw:style-name="gr4" draw:text-style-name="P1" draw:layer="layout" svg:x1="10.128cm" svg:y1="29.044cm" svg:x2="10.128cm" svg:y2="28.899cm">
          <text:p/>
        </draw:line>
        <draw:line draw:style-name="gr4" draw:text-style-name="P1" draw:layer="layout" svg:x1="10.289cm" svg:y1="29.044cm" svg:x2="10.289cm" svg:y2="28.899cm">
          <text:p/>
        </draw:line>
        <draw:line draw:style-name="gr4" draw:text-style-name="P1" draw:layer="layout" svg:x1="10.431cm" svg:y1="29.044cm" svg:x2="10.431cm" svg:y2="28.899cm">
          <text:p/>
        </draw:line>
        <draw:line draw:style-name="gr4" draw:text-style-name="P1" draw:layer="layout" svg:x1="10.558cm" svg:y1="29.044cm" svg:x2="10.558cm" svg:y2="28.899cm">
          <text:p/>
        </draw:line>
        <draw:line draw:style-name="gr4" draw:text-style-name="P1" draw:layer="layout" svg:x1="11.393cm" svg:y1="29.044cm" svg:x2="11.393cm" svg:y2="28.899cm">
          <text:p/>
        </draw:line>
        <draw:line draw:style-name="gr4" draw:text-style-name="P1" draw:layer="layout" svg:x1="11.881cm" svg:y1="29.044cm" svg:x2="11.881cm" svg:y2="28.899cm">
          <text:p/>
        </draw:line>
        <draw:line draw:style-name="gr4" draw:text-style-name="P1" draw:layer="layout" svg:x1="12.227cm" svg:y1="29.044cm" svg:x2="12.227cm" svg:y2="28.899cm">
          <text:p/>
        </draw:line>
        <draw:line draw:style-name="gr4" draw:text-style-name="P1" draw:layer="layout" svg:x1="12.496cm" svg:y1="29.044cm" svg:x2="12.496cm" svg:y2="28.899cm">
          <text:p/>
        </draw:line>
        <draw:line draw:style-name="gr4" draw:text-style-name="P1" draw:layer="layout" svg:x1="12.716cm" svg:y1="29.044cm" svg:x2="12.716cm" svg:y2="28.899cm">
          <text:p/>
        </draw:line>
        <draw:line draw:style-name="gr4" draw:text-style-name="P1" draw:layer="layout" svg:x1="12.901cm" svg:y1="29.044cm" svg:x2="12.901cm" svg:y2="28.899cm">
          <text:p/>
        </draw:line>
        <draw:line draw:style-name="gr4" draw:text-style-name="P1" draw:layer="layout" svg:x1="13.062cm" svg:y1="29.044cm" svg:x2="13.062cm" svg:y2="28.899cm">
          <text:p/>
        </draw:line>
        <draw:line draw:style-name="gr4" draw:text-style-name="P1" draw:layer="layout" svg:x1="13.204cm" svg:y1="29.044cm" svg:x2="13.204cm" svg:y2="28.899cm">
          <text:p/>
        </draw:line>
        <draw:line draw:style-name="gr4" draw:text-style-name="P1" draw:layer="layout" svg:x1="13.331cm" svg:y1="29.044cm" svg:x2="13.331cm" svg:y2="28.899cm">
          <text:p/>
        </draw:line>
        <draw:line draw:style-name="gr4" draw:text-style-name="P1" draw:layer="layout" svg:x1="14.165cm" svg:y1="29.044cm" svg:x2="14.165cm" svg:y2="28.899cm">
          <text:p/>
        </draw:line>
        <draw:line draw:style-name="gr4" draw:text-style-name="P1" draw:layer="layout" svg:x1="14.654cm" svg:y1="29.044cm" svg:x2="14.654cm" svg:y2="28.899cm">
          <text:p/>
        </draw:line>
        <draw:line draw:style-name="gr4" draw:text-style-name="P1" draw:layer="layout" svg:x1="15cm" svg:y1="29.044cm" svg:x2="15cm" svg:y2="28.899cm">
          <text:p/>
        </draw:line>
        <draw:line draw:style-name="gr4" draw:text-style-name="P1" draw:layer="layout" svg:x1="15.269cm" svg:y1="29.044cm" svg:x2="15.269cm" svg:y2="28.899cm">
          <text:p/>
        </draw:line>
        <draw:line draw:style-name="gr4" draw:text-style-name="P1" draw:layer="layout" svg:x1="15.488cm" svg:y1="29.044cm" svg:x2="15.488cm" svg:y2="28.899cm">
          <text:p/>
        </draw:line>
        <draw:line draw:style-name="gr4" draw:text-style-name="P1" draw:layer="layout" svg:x1="15.674cm" svg:y1="29.044cm" svg:x2="15.674cm" svg:y2="28.899cm">
          <text:p/>
        </draw:line>
        <draw:line draw:style-name="gr4" draw:text-style-name="P1" draw:layer="layout" svg:x1="15.835cm" svg:y1="29.044cm" svg:x2="15.835cm" svg:y2="28.899cm">
          <text:p/>
        </draw:line>
        <draw:line draw:style-name="gr4" draw:text-style-name="P1" draw:layer="layout" svg:x1="15.977cm" svg:y1="29.044cm" svg:x2="15.977cm" svg:y2="28.899cm">
          <text:p/>
        </draw:line>
        <draw:line draw:style-name="gr4" draw:text-style-name="P1" draw:layer="layout" svg:x1="16.104cm" svg:y1="29.044cm" svg:x2="16.104cm" svg:y2="28.899cm">
          <text:p/>
        </draw:line>
        <draw:line draw:style-name="gr4" draw:text-style-name="P1" draw:layer="layout" svg:x1="2.239cm" svg:y1="0.081cm" svg:x2="2.239cm" svg:y2="0.226cm">
          <text:p/>
        </draw:line>
        <draw:line draw:style-name="gr4" draw:text-style-name="P1" draw:layer="layout" svg:x1="3.074cm" svg:y1="0.081cm" svg:x2="3.074cm" svg:y2="0.226cm">
          <text:p/>
        </draw:line>
        <draw:line draw:style-name="gr4" draw:text-style-name="P1" draw:layer="layout" svg:x1="3.562cm" svg:y1="0.081cm" svg:x2="3.562cm" svg:y2="0.226cm">
          <text:p/>
        </draw:line>
        <draw:line draw:style-name="gr4" draw:text-style-name="P1" draw:layer="layout" svg:x1="3.909cm" svg:y1="0.081cm" svg:x2="3.909cm" svg:y2="0.226cm">
          <text:p/>
        </draw:line>
        <draw:line draw:style-name="gr4" draw:text-style-name="P1" draw:layer="layout" svg:x1="4.178cm" svg:y1="0.081cm" svg:x2="4.178cm" svg:y2="0.226cm">
          <text:p/>
        </draw:line>
        <draw:line draw:style-name="gr4" draw:text-style-name="P1" draw:layer="layout" svg:x1="4.397cm" svg:y1="0.081cm" svg:x2="4.397cm" svg:y2="0.226cm">
          <text:p/>
        </draw:line>
        <draw:line draw:style-name="gr4" draw:text-style-name="P1" draw:layer="layout" svg:x1="4.583cm" svg:y1="0.081cm" svg:x2="4.583cm" svg:y2="0.226cm">
          <text:p/>
        </draw:line>
        <draw:line draw:style-name="gr4" draw:text-style-name="P1" draw:layer="layout" svg:x1="4.744cm" svg:y1="0.081cm" svg:x2="4.744cm" svg:y2="0.226cm">
          <text:p/>
        </draw:line>
        <draw:line draw:style-name="gr4" draw:text-style-name="P1" draw:layer="layout" svg:x1="4.885cm" svg:y1="0.081cm" svg:x2="4.885cm" svg:y2="0.226cm">
          <text:p/>
        </draw:line>
        <draw:line draw:style-name="gr4" draw:text-style-name="P1" draw:layer="layout" svg:x1="5.012cm" svg:y1="0.081cm" svg:x2="5.012cm" svg:y2="0.226cm">
          <text:p/>
        </draw:line>
        <draw:line draw:style-name="gr4" draw:text-style-name="P1" draw:layer="layout" svg:x1="5.847cm" svg:y1="0.081cm" svg:x2="5.847cm" svg:y2="0.226cm">
          <text:p/>
        </draw:line>
        <draw:line draw:style-name="gr4" draw:text-style-name="P1" draw:layer="layout" svg:x1="6.335cm" svg:y1="0.081cm" svg:x2="6.335cm" svg:y2="0.226cm">
          <text:p/>
        </draw:line>
        <draw:line draw:style-name="gr4" draw:text-style-name="P1" draw:layer="layout" svg:x1="6.682cm" svg:y1="0.081cm" svg:x2="6.682cm" svg:y2="0.226cm">
          <text:p/>
        </draw:line>
        <draw:line draw:style-name="gr4" draw:text-style-name="P1" draw:layer="layout" svg:x1="6.95cm" svg:y1="0.081cm" svg:x2="6.95cm" svg:y2="0.226cm">
          <text:p/>
        </draw:line>
        <draw:line draw:style-name="gr4" draw:text-style-name="P1" draw:layer="layout" svg:x1="7.17cm" svg:y1="0.081cm" svg:x2="7.17cm" svg:y2="0.226cm">
          <text:p/>
        </draw:line>
        <draw:line draw:style-name="gr4" draw:text-style-name="P1" draw:layer="layout" svg:x1="7.356cm" svg:y1="0.081cm" svg:x2="7.356cm" svg:y2="0.226cm">
          <text:p/>
        </draw:line>
        <draw:line draw:style-name="gr4" draw:text-style-name="P1" draw:layer="layout" svg:x1="7.516cm" svg:y1="0.081cm" svg:x2="7.516cm" svg:y2="0.226cm">
          <text:p/>
        </draw:line>
        <draw:line draw:style-name="gr4" draw:text-style-name="P1" draw:layer="layout" svg:x1="7.658cm" svg:y1="0.081cm" svg:x2="7.658cm" svg:y2="0.226cm">
          <text:p/>
        </draw:line>
        <draw:line draw:style-name="gr4" draw:text-style-name="P1" draw:layer="layout" svg:x1="7.785cm" svg:y1="0.081cm" svg:x2="7.785cm" svg:y2="0.226cm">
          <text:p/>
        </draw:line>
        <draw:line draw:style-name="gr4" draw:text-style-name="P1" draw:layer="layout" svg:x1="7.785cm" svg:y1="0.081cm" svg:x2="7.785cm" svg:y2="0.226cm">
          <text:p/>
        </draw:line>
        <draw:line draw:style-name="gr4" draw:text-style-name="P1" draw:layer="layout" svg:x1="8.62cm" svg:y1="0.081cm" svg:x2="8.62cm" svg:y2="0.226cm">
          <text:p/>
        </draw:line>
        <draw:line draw:style-name="gr4" draw:text-style-name="P1" draw:layer="layout" svg:x1="9.108cm" svg:y1="0.081cm" svg:x2="9.108cm" svg:y2="0.226cm">
          <text:p/>
        </draw:line>
        <draw:line draw:style-name="gr4" draw:text-style-name="P1" draw:layer="layout" svg:x1="9.455cm" svg:y1="0.081cm" svg:x2="9.455cm" svg:y2="0.226cm">
          <text:p/>
        </draw:line>
        <draw:line draw:style-name="gr4" draw:text-style-name="P1" draw:layer="layout" svg:x1="9.723cm" svg:y1="0.081cm" svg:x2="9.723cm" svg:y2="0.226cm">
          <text:p/>
        </draw:line>
        <draw:line draw:style-name="gr4" draw:text-style-name="P1" draw:layer="layout" svg:x1="9.943cm" svg:y1="0.081cm" svg:x2="9.943cm" svg:y2="0.226cm">
          <text:p/>
        </draw:line>
        <draw:line draw:style-name="gr4" draw:text-style-name="P1" draw:layer="layout" svg:x1="10.128cm" svg:y1="0.081cm" svg:x2="10.128cm" svg:y2="0.226cm">
          <text:p/>
        </draw:line>
        <draw:line draw:style-name="gr4" draw:text-style-name="P1" draw:layer="layout" svg:x1="10.289cm" svg:y1="0.081cm" svg:x2="10.289cm" svg:y2="0.226cm">
          <text:p/>
        </draw:line>
        <draw:line draw:style-name="gr4" draw:text-style-name="P1" draw:layer="layout" svg:x1="10.431cm" svg:y1="0.081cm" svg:x2="10.431cm" svg:y2="0.226cm">
          <text:p/>
        </draw:line>
        <draw:line draw:style-name="gr4" draw:text-style-name="P1" draw:layer="layout" svg:x1="10.558cm" svg:y1="0.081cm" svg:x2="10.558cm" svg:y2="0.226cm">
          <text:p/>
        </draw:line>
        <draw:line draw:style-name="gr4" draw:text-style-name="P1" draw:layer="layout" svg:x1="11.393cm" svg:y1="0.081cm" svg:x2="11.393cm" svg:y2="0.226cm">
          <text:p/>
        </draw:line>
        <draw:line draw:style-name="gr4" draw:text-style-name="P1" draw:layer="layout" svg:x1="11.881cm" svg:y1="0.081cm" svg:x2="11.881cm" svg:y2="0.226cm">
          <text:p/>
        </draw:line>
        <draw:line draw:style-name="gr4" draw:text-style-name="P1" draw:layer="layout" svg:x1="12.227cm" svg:y1="0.081cm" svg:x2="12.227cm" svg:y2="0.226cm">
          <text:p/>
        </draw:line>
        <draw:line draw:style-name="gr4" draw:text-style-name="P1" draw:layer="layout" svg:x1="12.496cm" svg:y1="0.081cm" svg:x2="12.496cm" svg:y2="0.226cm">
          <text:p/>
        </draw:line>
        <draw:line draw:style-name="gr4" draw:text-style-name="P1" draw:layer="layout" svg:x1="12.716cm" svg:y1="0.081cm" svg:x2="12.716cm" svg:y2="0.226cm">
          <text:p/>
        </draw:line>
        <draw:line draw:style-name="gr4" draw:text-style-name="P1" draw:layer="layout" svg:x1="12.901cm" svg:y1="0.081cm" svg:x2="12.901cm" svg:y2="0.226cm">
          <text:p/>
        </draw:line>
        <draw:line draw:style-name="gr4" draw:text-style-name="P1" draw:layer="layout" svg:x1="13.062cm" svg:y1="0.081cm" svg:x2="13.062cm" svg:y2="0.226cm">
          <text:p/>
        </draw:line>
        <draw:line draw:style-name="gr4" draw:text-style-name="P1" draw:layer="layout" svg:x1="13.204cm" svg:y1="0.081cm" svg:x2="13.204cm" svg:y2="0.226cm">
          <text:p/>
        </draw:line>
        <draw:line draw:style-name="gr4" draw:text-style-name="P1" draw:layer="layout" svg:x1="13.331cm" svg:y1="0.081cm" svg:x2="13.331cm" svg:y2="0.226cm">
          <text:p/>
        </draw:line>
        <draw:line draw:style-name="gr4" draw:text-style-name="P1" draw:layer="layout" svg:x1="14.165cm" svg:y1="0.081cm" svg:x2="14.165cm" svg:y2="0.226cm">
          <text:p/>
        </draw:line>
        <draw:line draw:style-name="gr4" draw:text-style-name="P1" draw:layer="layout" svg:x1="14.654cm" svg:y1="0.081cm" svg:x2="14.654cm" svg:y2="0.226cm">
          <text:p/>
        </draw:line>
        <draw:line draw:style-name="gr4" draw:text-style-name="P1" draw:layer="layout" svg:x1="15cm" svg:y1="0.081cm" svg:x2="15cm" svg:y2="0.226cm">
          <text:p/>
        </draw:line>
        <draw:line draw:style-name="gr4" draw:text-style-name="P1" draw:layer="layout" svg:x1="15.269cm" svg:y1="0.081cm" svg:x2="15.269cm" svg:y2="0.226cm">
          <text:p/>
        </draw:line>
        <draw:line draw:style-name="gr4" draw:text-style-name="P1" draw:layer="layout" svg:x1="15.488cm" svg:y1="0.081cm" svg:x2="15.488cm" svg:y2="0.226cm">
          <text:p/>
        </draw:line>
        <draw:line draw:style-name="gr4" draw:text-style-name="P1" draw:layer="layout" svg:x1="15.674cm" svg:y1="0.081cm" svg:x2="15.674cm" svg:y2="0.226cm">
          <text:p/>
        </draw:line>
        <draw:line draw:style-name="gr4" draw:text-style-name="P1" draw:layer="layout" svg:x1="15.835cm" svg:y1="0.081cm" svg:x2="15.835cm" svg:y2="0.226cm">
          <text:p/>
        </draw:line>
        <draw:line draw:style-name="gr4" draw:text-style-name="P1" draw:layer="layout" svg:x1="15.977cm" svg:y1="0.081cm" svg:x2="15.977cm" svg:y2="0.226cm">
          <text:p/>
        </draw:line>
        <draw:line draw:style-name="gr4" draw:text-style-name="P1" draw:layer="layout" svg:x1="16.104cm" svg:y1="0.081cm" svg:x2="16.104cm" svg:y2="0.226cm">
          <text:p/>
        </draw:line>
        <draw:line draw:style-name="gr4" draw:text-style-name="P1" draw:layer="layout" svg:x1="2.239cm" svg:y1="29.044cm" svg:x2="2.239cm" svg:y2="0.081cm">
          <text:p/>
        </draw:line>
        <draw:line draw:style-name="gr4" draw:text-style-name="P1" draw:layer="layout" svg:x1="16.104cm" svg:y1="29.044cm" svg:x2="16.104cm" svg:y2="0.081cm">
          <text:p/>
        </draw:line>
        <draw:line draw:style-name="gr4" draw:text-style-name="P1" draw:layer="layout" svg:x1="2.239cm" svg:y1="29.044cm" svg:x2="2.529cm" svg:y2="29.044cm">
          <text:p/>
        </draw:line>
        <draw:line draw:style-name="gr4" draw:text-style-name="P1" draw:layer="layout" svg:x1="2.239cm" svg:y1="21.803cm" svg:x2="2.529cm" svg:y2="21.803cm">
          <text:p/>
        </draw:line>
        <draw:line draw:style-name="gr4" draw:text-style-name="P1" draw:layer="layout" svg:x1="2.239cm" svg:y1="14.563cm" svg:x2="2.529cm" svg:y2="14.563cm">
          <text:p/>
        </draw:line>
        <draw:line draw:style-name="gr4" draw:text-style-name="P1" draw:layer="layout" svg:x1="2.239cm" svg:y1="7.322cm" svg:x2="2.529cm" svg:y2="7.322cm">
          <text:p/>
        </draw:line>
        <draw:line draw:style-name="gr4" draw:text-style-name="P1" draw:layer="layout" svg:x1="2.239cm" svg:y1="0.081cm" svg:x2="2.529cm" svg:y2="0.081cm">
          <text:p/>
        </draw:line>
        <draw:line draw:style-name="gr4" draw:text-style-name="P1" draw:layer="layout" svg:x1="16.104cm" svg:y1="29.044cm" svg:x2="15.814cm" svg:y2="29.044cm">
          <text:p/>
        </draw:line>
        <draw:line draw:style-name="gr4" draw:text-style-name="P1" draw:layer="layout" svg:x1="16.104cm" svg:y1="21.803cm" svg:x2="15.814cm" svg:y2="21.803cm">
          <text:p/>
        </draw:line>
        <draw:line draw:style-name="gr4" draw:text-style-name="P1" draw:layer="layout" svg:x1="16.104cm" svg:y1="14.563cm" svg:x2="15.814cm" svg:y2="14.563cm">
          <text:p/>
        </draw:line>
        <draw:line draw:style-name="gr4" draw:text-style-name="P1" draw:layer="layout" svg:x1="16.104cm" svg:y1="7.322cm" svg:x2="15.814cm" svg:y2="7.322cm">
          <text:p/>
        </draw:line>
        <draw:line draw:style-name="gr4" draw:text-style-name="P1" draw:layer="layout" svg:x1="16.104cm" svg:y1="0.081cm" svg:x2="15.814cm" svg:y2="0.081cm">
          <text:p/>
        </draw:line>
        <draw:line draw:style-name="gr1" draw:text-style-name="P1" draw:layer="layout" svg:x1="11.5cm" svg:y1="2.4cm" svg:x2="13.1cm" svg:y2="2.4cm">
          <text:p/>
        </draw:line>
        <draw:line draw:style-name="gr2" draw:text-style-name="P1" draw:layer="layout" svg:x1="11.5cm" svg:y1="4.4cm" svg:x2="13.1cm" svg:y2="4.4cm">
          <text:p/>
        </draw:line>
        <draw:line draw:style-name="gr3" draw:text-style-name="P1" draw:layer="layout" svg:x1="11.5cm" svg:y1="6.4cm" svg:x2="13.1cm" svg:y2="6.4cm">
          <text:p/>
        </draw:line>
        <draw:polygon draw:style-name="gr5" draw:text-style-name="P1" draw:layer="layout" svg:width="3.999cm" svg:height="6.059cm" svg:x="11cm" svg:y="1.34cm" svg:viewBox="0 0 4000 6060" draw:points="0,6060 0,0 4000,0 4000,6060">
          <text:p/>
        </draw:polygon>
        <draw:frame draw:style-name="gr6" draw:text-style-name="P3" draw:layer="layout" svg:width="2.512cm" svg:height="2.008cm" svg:x="6.484cm" svg:y="29.138cm">
          <draw:text-box>
            <text:p text:style-name="P2"><text:span text:style-name="T1">10</text:span><text:span text:style-name="T2">-4</text:span></text:p>
          </draw:text-box>
        </draw:frame>
        <draw:frame draw:style-name="gr6" draw:text-style-name="P3" draw:layer="layout" svg:width="2.512cm" svg:height="2.008cm" svg:x="12.123cm" svg:y="29.138cm">
          <draw:text-box>
            <text:p text:style-name="P2"><text:span text:style-name="T1">10</text:span><text:span text:style-name="T2">-2</text:span></text:p>
          </draw:text-box>
        </draw:frame>
        <draw:frame draw:style-name="gr6" draw:text-style-name="P5" draw:layer="layout" svg:width="18.155cm" svg:height="2.761cm" svg:x="0.045cm" svg:y="30.739cm">
          <draw:text-box>
            <text:p text:style-name="P4"><text:span text:style-name="T3">Amplitude (A.U.)</text:span></text:p>
          </draw:text-box>
        </draw:frame>
        <draw:frame draw:style-name="gr6" draw:text-style-name="P3" draw:layer="layout" svg:width="0.849cm" svg:height="2.008cm" svg:x="13.5cm" svg:y="1.392cm">
          <draw:text-box>
            <text:p text:style-name="P2"><text:span text:style-name="T4">1</text:span></text:p>
          </draw:text-box>
        </draw:frame>
        <draw:frame draw:style-name="gr6" draw:text-style-name="P3" draw:layer="layout" svg:width="0.849cm" svg:height="2.008cm" svg:x="13.5cm" svg:y="3.4cm">
          <draw:text-box>
            <text:p text:style-name="P2"><text:span text:style-name="T4">2</text:span></text:p>
          </draw:text-box>
        </draw:frame>
        <draw:frame draw:style-name="gr6" draw:text-style-name="P3" draw:layer="layout" svg:width="0.849cm" svg:height="2.008cm" svg:x="13.5cm" svg:y="5.392cm">
          <draw:text-box>
            <text:p text:style-name="P2"><text:span text:style-name="T4">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33.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07T13:38:24.892000000</dc:date>
    <meta:editing-duration>PT28M39S</meta:editing-duration>
    <meta:editing-cycles>3</meta:editing-cycles>
    <meta:generator>LibreOffice/5.4.2.2$Windows_X86_64 LibreOffice_project/22b09f6418e8c2d508a9eaf86b2399209b0990f4</meta:generator>
    <meta:document-statistic meta:object-count="125"/>
  </office:meta>
</office:document-meta>
</file>